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ff8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4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office:value-type="string" calcext:value-type="string">
            <text:p>Review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0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11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104809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20:07:44.386957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14T11:36:56</meta:creation-date>
    <dc:date>2021-04-25T20:08:25.763924191</dc:date>
    <meta:generator>LibreOffice/6.4.7.2$Linux_X86_64 LibreOffice_project/40$Build-2</meta:generator>
    <meta:editing-duration>PT30M51S</meta:editing-duration>
    <meta:editing-cycles>2</meta:editing-cycles>
    <meta:document-statistic meta:table-count="1" meta:cell-count="13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